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uktlib</text:span></text:p>
            <text:p text:style-name="P1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0.443cm">
            <text:p text:style-name="P1"><text:span text:style-name="T1">ukttools</text:span></text:p>
            <text:p text:style-name="P1"><text:span text:style-name="T2">“</text:span><text:span text:style-name="T2">UMLCat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cm" svg:y1="10cm" svg:x2="23cm" svg:y2="9.1cm" draw:start-shape="id11" draw:end-shape="id7" draw:end-glue-point="2" svg:d="m23000 10000v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3:06.90</dc:date>
    <meta:editing-duration>PT34M8S</meta:editing-duration>
    <meta:editing-cycles>28</meta:editing-cycles>
    <meta:document-statistic meta:object-count="39"/>
  </office:meta>
</office:document-meta>
</file>